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came across this listing on Glassdoor and thought that the role fit me perfectly, so I started the application immediately.</text:p>
      <text:p text:style-name="P1"/>
      <text:p text:style-name="P1">Two summer ago, I was an engineering intern at a new risk management startup in Chicago. My primary role was to develop a system that would scrape large amounts of data pertaining to rivers from the US Geological Survey and other agencies. Thankfully, they had made a web API available, and I approached the problem by making calls to obtain the data. This raw data was then formatted into a format that would be useful for data analysis. This pipeline was developed in Python, and the code was uploaded to AWS Lambda, where we called it asynchronously to process several hundred gigabytes of data. Unfortunately, by the time I finished this, my housing had become unavailable, so I had to move on.</text:p>
      <text:p text:style-name="P1"/>
      <text:p text:style-name="P1">Now, two years later, I have been working in a team of five others in my senior capstone project that aims to automate the lengthy and costly process of e-discovery in litigation. Here, other members worked on cleaning up the data from the famous Enron emails dataset, and I worked on building a incremental machine learning algorithm from scratch. The text data is first transformed into a matrix of numbers that represent relatedness, then used to train a random forest implementation. Every time an email predicted by the system is confirmed as correct or incorrect, the adjusts its weights to become more proficient. This is a project that will be ongoing until March, and I am sure that I will learn even more in that time, especially when paired with the Artificial Intelligence course that I will also be taking.</text:p>
      <text:p text:style-name="P1"/>
      <text:p text:style-name="P1">Furthermore, I have additional experience in working with messy natural language data from a Natural Language Processing class that I took recently. In a term-long project, I worked on creating a system to classify respectful versus casual speech between entities using a corpus consisting of Jeb Bush's emails during his time as the governor of Florida. I am therefore familiar with the messy and inconsistent formats that these can come in, and tools to both process and analyze them. </text:p>
      <text:p text:style-name="P1"/>
      <text:p text:style-name="P1">I have other work and school experience that <text:s/>spans a wide variety of subfields in computer science, and I would be thrilled to discuss them in a future interview. I hope that I have adequately demonstrated my experience and eagerness for the position, and I 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5T14:59:31.50</meta:creation-date>
    <meta:generator>OpenOffice/4.1.4$Win32 OpenOffice.org_project/414m5$Build-9788</meta:generator>
    <meta:document-statistic meta:table-count="0" meta:image-count="0" meta:object-count="0" meta:page-count="1" meta:paragraph-count="5" meta:word-count="412" meta:character-count="2421"/>
    <dc:date>2017-12-15T17:54:35.08</dc:date>
    <dc:creator>Ju Yun Kim</dc:creator>
    <meta:editing-duration>PT2H55M3S</meta:editing-duration>
    <meta:editing-cycles>1</meta:editing-cycles>
  </office:meta>
</office:document-meta>
</file>